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DefaultParagraphFont" style:family="text">
      <style:text-properties fo:font-weight="bold" style:font-weight-asian="bold" fo:background-color="#FFFF00" fo:language="en" fo:country="US"/>
    </style:style>
    <style:style style:name="T5" style:parent-style-name="DefaultParagraphFont" style:family="text">
      <style:text-properties fo:font-weight="bold" style:font-weight-asian="bold" fo:background-color="#FFFF00" fo:language="en" fo:country="US"/>
    </style:style>
    <style:style style:name="T6" style:parent-style-name="DefaultParagraphFont" style:family="text">
      <style:text-properties fo:color="#000000" fo:font-size="13.5pt" style:font-size-asian="13.5pt" style:font-size-complex="13.5pt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font-style="italic" style:font-style-asian="italic" fo:language="en" fo:country="US"/>
    </style:style>
    <style:style style:name="P10" style:parent-style-name="Normal" style:family="paragraph">
      <style:text-properties fo:font-style="italic" style:font-style-asian="italic" fo:language="en" fo:country="US"/>
    </style:style>
    <style:style style:name="P11" style:parent-style-name="Normal" style:family="paragraph">
      <style:text-properties fo:font-style="italic" style:font-style-asian="italic" fo:language="en" fo:country="US"/>
    </style:style>
    <style:style style:name="P12" style:parent-style-name="Normal" style:family="paragraph">
      <style:text-properties fo:font-style="italic" style:font-style-asian="italic" fo:language="en" fo:country="US"/>
    </style:style>
    <style:style style:name="P13" style:parent-style-name="Normal" style:family="paragraph">
      <style:text-properties fo:font-style="italic" style:font-style-asian="italic" fo:language="en" fo:country="US"/>
    </style:style>
    <style:style style:name="P14" style:parent-style-name="Normal" style:family="paragraph">
      <style:text-properties fo:font-style="italic" style:font-style-asian="italic" fo:language="en" fo:country="US"/>
    </style:style>
    <style:style style:name="P15" style:parent-style-name="Normal" style:family="paragraph">
      <style:text-properties fo:font-style="italic" style:font-style-asian="italic" fo:language="en" fo:country="US"/>
    </style:style>
    <style:style style:name="P16" style:parent-style-name="Normal" style:family="paragraph">
      <style:text-properties fo:font-style="italic" style:font-style-asian="italic" fo:language="en" fo:country="US"/>
    </style:style>
    <style:style style:name="T17" style:parent-style-name="DefaultParagraphFont" style:family="text">
      <style:text-properties fo:font-weight="bold" style:font-weight-asian="bold" fo:background-color="#FFFF00" fo:language="en" fo:country="US"/>
    </style:style>
    <style:style style:name="T18" style:parent-style-name="DefaultParagraphFont" style:family="text">
      <style:text-properties fo:font-weight="bold" style:font-weight-asian="bold" fo:language="en" fo:country="US"/>
    </style:style>
    <style:style style:name="P19" style:parent-style-name="Normal" style:family="paragraph">
      <style:text-properties fo:color="#000000" fo:font-size="13.5pt" style:font-size-asian="13.5pt" style:font-size-complex="13.5pt"/>
    </style:style>
    <style:style style:name="P20" style:parent-style-name="Normal" style:family="paragraph">
      <style:text-properties fo:font-weight="bold" style:font-weight-asian="bold" fo:language="en" fo:country="US"/>
    </style:style>
    <style:style style:name="P21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" style:parent-style-name="DefaultParagraphFont" style:family="text">
      <style:text-properties style:font-name="Courier New" style:font-name-asian="Times New Roman" style:font-name-complex="Courier New" fo:color="#6A8759" fo:font-size="6pt" style:font-size-asian="6pt" style:font-size-complex="6pt" style:language-asian="en" style:country-asian="GB"/>
    </style:style>
    <style:style style:name="T23" style:parent-style-name="DefaultParagraphFont" style:family="text">
      <style:text-properties style:font-name="Courier New" style:font-name-asian="Times New Roman" style:font-name-complex="Courier New" fo:color="#6A8759" fo:font-size="6pt" style:font-size-asian="6pt" style:font-size-complex="6pt" style:language-asian="en" style:country-asian="GB"/>
    </style:style>
    <style:style style:name="T2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CC7832" fo:font-size="6pt" style:font-size-asian="6pt" style:font-size-complex="6pt" style:language-asian="en" style:country-asian="GB"/>
    </style:style>
    <style:style style:name="T2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2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27" style:parent-style-name="DefaultParagraphFont" style:family="text">
      <style:text-properties style:font-name="Courier New" style:font-name-asian="Times New Roman" style:font-name-complex="Courier New" fo:color="#8A653B" fo:font-size="6pt" style:font-size-asian="6pt" style:font-size-complex="6pt" style:language-asian="en" style:country-asian="GB"/>
    </style:style>
    <style:style style:name="T2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2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3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31" style:parent-style-name="DefaultParagraphFont" style:family="text">
      <style:text-properties style:font-name="Courier New" style:font-name-asian="Times New Roman" style:font-name-complex="Courier New" fo:color="#6A8759" fo:font-size="6pt" style:font-size-asian="6pt" style:font-size-complex="6pt" style:language-asian="en" style:country-asian="GB"/>
    </style:style>
    <style:style style:name="T32" style:parent-style-name="DefaultParagraphFont" style:family="text">
      <style:text-properties style:font-name="Courier New" style:font-name-asian="Times New Roman" style:font-name-complex="Courier New" fo:color="#6A8759" fo:font-size="6pt" style:font-size-asian="6pt" style:font-size-complex="6pt" style:language-asian="en" style:country-asian="GB"/>
    </style:style>
    <style:style style:name="T33" style:parent-style-name="DefaultParagraphFont" style:family="text">
      <style:text-properties style:font-name="Courier New" style:font-name-asian="Times New Roman" style:font-name-complex="Courier New" fo:color="#A9B7C6" fo:font-size="6pt" style:font-size-asian="6pt" style:font-size-complex="6pt" style:language-asian="en" style:country-asian="GB"/>
    </style:style>
    <style:style style:name="T3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3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36" style:parent-style-name="DefaultParagraphFont" style:family="text">
      <style:text-properties style:font-name="Courier New" style:font-name-asian="Times New Roman" style:font-name-complex="Courier New" fo:color="#A9B7C6" fo:font-size="6pt" style:font-size-asian="6pt" style:font-size-complex="6pt" style:language-asian="en" style:country-asian="GB"/>
    </style:style>
    <style:style style:name="T37" style:parent-style-name="DefaultParagraphFont" style:family="text">
      <style:text-properties style:font-name="Courier New" style:font-name-asian="Times New Roman" style:font-name-complex="Courier New" fo:color="#77B767" fo:font-size="6pt" style:font-size-asian="6pt" style:font-size-complex="6pt" style:language-asian="en" style:country-asian="GB"/>
    </style:style>
    <style:style style:name="T3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3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4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41" style:parent-style-name="DefaultParagraphFont" style:family="text">
      <style:text-properties style:font-name="Courier New" style:font-name-asian="Times New Roman" style:font-name-complex="Courier New" fo:color="#6A8759" fo:font-size="6pt" style:font-size-asian="6pt" style:font-size-complex="6pt" style:language-asian="en" style:country-asian="GB"/>
    </style:style>
    <style:style style:name="T42" style:parent-style-name="DefaultParagraphFont" style:family="text">
      <style:text-properties style:font-name="Courier New" style:font-name-asian="Times New Roman" style:font-name-complex="Courier New" fo:color="#6A8759" fo:font-size="6pt" style:font-size-asian="6pt" style:font-size-complex="6pt" style:language-asian="en" style:country-asian="GB"/>
    </style:style>
    <style:style style:name="T4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CC7832" fo:font-size="6pt" style:font-size-asian="6pt" style:font-size-complex="6pt" style:language-asian="en" style:country-asian="GB"/>
    </style:style>
    <style:style style:name="T4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CC7832" fo:font-size="6pt" style:font-size-asian="6pt" style:font-size-complex="6pt" style:language-asian="en" style:country-asian="GB"/>
    </style:style>
    <style:style style:name="T45" style:parent-style-name="DefaultParagraphFont" style:family="text">
      <style:text-properties style:font-name="Courier New" style:font-name-asian="Times New Roman" style:font-name-complex="Courier New" fo:color="#FFC66D" fo:font-size="6pt" style:font-size-asian="6pt" style:font-size-complex="6pt" style:language-asian="en" style:country-asian="GB"/>
    </style:style>
    <style:style style:name="T46" style:parent-style-name="DefaultParagraphFont" style:family="text">
      <style:text-properties style:font-name="Courier New" style:font-name-asian="Times New Roman" style:font-name-complex="Courier New" fo:color="#77B767" fo:font-size="6pt" style:font-size-asian="6pt" style:font-size-complex="6pt" style:language-asian="en" style:country-asian="GB"/>
    </style:style>
    <style:style style:name="T4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4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49" style:parent-style-name="DefaultParagraphFont" style:family="text">
      <style:text-properties style:font-name="Courier New" style:font-name-asian="Times New Roman" style:font-name-complex="Courier New" fo:color="#FFC66D" fo:font-size="6pt" style:font-size-asian="6pt" style:font-size-complex="6pt" style:language-asian="en" style:country-asian="GB"/>
    </style:style>
    <style:style style:name="T50" style:parent-style-name="DefaultParagraphFont" style:family="text">
      <style:text-properties style:font-name="Courier New" style:font-name-asian="Times New Roman" style:font-name-complex="Courier New" fo:color="#77B767" fo:font-size="6pt" style:font-size-asian="6pt" style:font-size-complex="6pt" style:language-asian="en" style:country-asian="GB"/>
    </style:style>
    <style:style style:name="T5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5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53" style:parent-style-name="DefaultParagraphFont" style:family="text">
      <style:text-properties style:font-name="Courier New" style:font-name-asian="Times New Roman" style:font-name-complex="Courier New" fo:color="#A9B7C6" fo:font-size="6pt" style:font-size-asian="6pt" style:font-size-complex="6pt" style:language-asian="en" style:country-asian="GB"/>
    </style:style>
    <style:style style:name="T54" style:parent-style-name="DefaultParagraphFont" style:family="text">
      <style:text-properties style:font-name="Courier New" style:font-name-asian="Times New Roman" style:font-name-complex="Courier New" fo:color="#FFC66D" fo:font-size="6pt" style:font-size-asian="6pt" style:font-size-complex="6pt" style:language-asian="en" style:country-asian="GB"/>
    </style:style>
    <style:style style:name="T5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5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57" style:parent-style-name="DefaultParagraphFont" style:family="text">
      <style:text-properties style:font-name="Courier New" style:font-name-asian="Times New Roman" style:font-name-complex="Courier New" fo:color="#FFC66D" fo:font-size="6pt" style:font-size-asian="6pt" style:font-size-complex="6pt" style:language-asian="en" style:country-asian="GB"/>
    </style:style>
    <style:style style:name="T5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59" style:parent-style-name="DefaultParagraphFont" style:family="text">
      <style:text-properties style:font-name="Courier New" style:font-name-asian="Times New Roman" style:font-name-complex="Courier New" fo:color="#77B767" fo:font-size="6pt" style:font-size-asian="6pt" style:font-size-complex="6pt" style:language-asian="en" style:country-asian="GB"/>
    </style:style>
    <style:style style:name="T6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6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62" style:parent-style-name="DefaultParagraphFont" style:family="text">
      <style:text-properties style:font-name="Courier New" style:font-name-asian="Times New Roman" style:font-name-complex="Courier New" fo:color="#FFC66D" fo:font-size="6pt" style:font-size-asian="6pt" style:font-size-complex="6pt" style:language-asian="en" style:country-asian="GB"/>
    </style:style>
    <style:style style:name="T6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64" style:parent-style-name="DefaultParagraphFont" style:family="text">
      <style:text-properties style:font-name="Courier New" style:font-name-asian="Times New Roman" style:font-name-complex="Courier New" fo:color="#77B767" fo:font-size="6pt" style:font-size-asian="6pt" style:font-size-complex="6pt" style:language-asian="en" style:country-asian="GB"/>
    </style:style>
    <style:style style:name="T65" style:parent-style-name="DefaultParagraphFont" style:family="text">
      <style:text-properties style:font-name="Courier New" style:font-name-asian="Times New Roman" style:font-name-complex="Courier New" fo:color="#77B767" fo:font-size="6pt" style:font-size-asian="6pt" style:font-size-complex="6pt" style:language-asian="en" style:country-asian="GB"/>
    </style:style>
    <style:style style:name="T66" style:parent-style-name="DefaultParagraphFont" style:family="text">
      <style:text-properties style:font-name="Courier New" style:font-name-asian="Times New Roman" style:font-name-complex="Courier New" fo:color="#FFC66D" fo:font-size="6pt" style:font-size-asian="6pt" style:font-size-complex="6pt" style:language-asian="en" style:country-asian="GB"/>
    </style:style>
    <style:style style:name="T6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6pt" style:font-size-asian="6pt" style:font-size-complex="6pt" style:language-asian="en" style:country-asian="GB"/>
    </style:style>
    <style:style style:name="T68" style:parent-style-name="DefaultParagraphFont" style:family="text">
      <style:text-properties style:font-name="Courier New" style:font-name-asian="Times New Roman" style:font-name-complex="Courier New" fo:color="#77B767" fo:font-size="6pt" style:font-size-asian="6pt" style:font-size-complex="6pt" style:language-asian="en" style:country-asian="GB"/>
    </style:style>
    <style:style style:name="P69" style:parent-style-name="Normal" style:family="paragraph">
      <style:text-properties fo:font-weight="bold" style:font-weight-asian="bold" fo:language="en" fo:country="US"/>
    </style:style>
    <style:style style:name="P70" style:parent-style-name="HTMLPreformatted" style:family="paragraph">
      <style:paragraph-properties fo:background-color="#2B2B2B"/>
    </style:style>
    <style:style style:name="T71" style:parent-style-name="DefaultParagraphFont" style:family="text">
      <style:text-properties fo:color="#6A8759" fo:font-size="6pt" style:font-size-asian="6pt" style:font-size-complex="6pt"/>
    </style:style>
    <style:style style:name="T72" style:parent-style-name="DefaultParagraphFont" style:family="text">
      <style:text-properties fo:color="#6A8759" fo:font-size="6pt" style:font-size-asian="6pt" style:font-size-complex="6pt"/>
    </style:style>
    <style:style style:name="T73" style:parent-style-name="DefaultParagraphFont" style:family="text">
      <style:text-properties fo:font-weight="bold" style:font-weight-asian="bold" style:font-weight-complex="bold" fo:color="#CC7832" fo:font-size="6pt" style:font-size-asian="6pt" style:font-size-complex="6pt"/>
    </style:style>
    <style:style style:name="T74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75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76" style:parent-style-name="DefaultParagraphFont" style:family="text">
      <style:text-properties fo:color="#8A653B" fo:font-size="6pt" style:font-size-asian="6pt" style:font-size-complex="6pt"/>
    </style:style>
    <style:style style:name="T77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78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79" style:parent-style-name="DefaultParagraphFont" style:family="text">
      <style:text-properties fo:color="#6A8759" fo:font-size="6pt" style:font-size-asian="6pt" style:font-size-complex="6pt"/>
    </style:style>
    <style:style style:name="T80" style:parent-style-name="DefaultParagraphFont" style:family="text">
      <style:text-properties fo:color="#6A8759" fo:font-size="6pt" style:font-size-asian="6pt" style:font-size-complex="6pt"/>
    </style:style>
    <style:style style:name="T81" style:parent-style-name="DefaultParagraphFont" style:family="text">
      <style:text-properties fo:color="#6A8759" fo:font-size="6pt" style:font-size-asian="6pt" style:font-size-complex="6pt"/>
    </style:style>
    <style:style style:name="T82" style:parent-style-name="DefaultParagraphFont" style:family="text">
      <style:text-properties fo:color="#6A8759" fo:font-size="6pt" style:font-size-asian="6pt" style:font-size-complex="6pt"/>
    </style:style>
    <style:style style:name="T83" style:parent-style-name="DefaultParagraphFont" style:family="text">
      <style:text-properties fo:font-weight="bold" style:font-weight-asian="bold" style:font-weight-complex="bold" fo:color="#CC7832" fo:font-size="6pt" style:font-size-asian="6pt" style:font-size-complex="6pt"/>
    </style:style>
    <style:style style:name="T84" style:parent-style-name="DefaultParagraphFont" style:family="text">
      <style:text-properties fo:font-weight="bold" style:font-weight-asian="bold" style:font-weight-complex="bold" fo:color="#CC7832" fo:font-size="6pt" style:font-size-asian="6pt" style:font-size-complex="6pt"/>
    </style:style>
    <style:style style:name="T85" style:parent-style-name="DefaultParagraphFont" style:family="text">
      <style:text-properties fo:color="#A9B7C6" fo:font-size="6pt" style:font-size-asian="6pt" style:font-size-complex="6pt"/>
    </style:style>
    <style:style style:name="T86" style:parent-style-name="DefaultParagraphFont" style:family="text">
      <style:text-properties fo:color="#FFC66D" fo:font-size="6pt" style:font-size-asian="6pt" style:font-size-complex="6pt"/>
    </style:style>
    <style:style style:name="T87" style:parent-style-name="DefaultParagraphFont" style:family="text">
      <style:text-properties fo:color="#FFC66D" fo:font-size="6pt" style:font-size-asian="6pt" style:font-size-complex="6pt"/>
    </style:style>
    <style:style style:name="T88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89" style:parent-style-name="DefaultParagraphFont" style:family="text">
      <style:text-properties fo:color="#77B767" fo:font-size="6pt" style:font-size-asian="6pt" style:font-size-complex="6pt"/>
    </style:style>
    <style:style style:name="T90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91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92" style:parent-style-name="DefaultParagraphFont" style:family="text">
      <style:text-properties fo:color="#FFC66D" fo:font-size="6pt" style:font-size-asian="6pt" style:font-size-complex="6pt"/>
    </style:style>
    <style:style style:name="T93" style:parent-style-name="DefaultParagraphFont" style:family="text">
      <style:text-properties fo:color="#77B767" fo:font-size="6pt" style:font-size-asian="6pt" style:font-size-complex="6pt"/>
    </style:style>
    <style:style style:name="T94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95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96" style:parent-style-name="DefaultParagraphFont" style:family="text">
      <style:text-properties fo:color="#FFC66D" fo:font-size="6pt" style:font-size-asian="6pt" style:font-size-complex="6pt"/>
    </style:style>
    <style:style style:name="T97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98" style:parent-style-name="DefaultParagraphFont" style:family="text">
      <style:text-properties fo:color="#77B767" fo:font-size="6pt" style:font-size-asian="6pt" style:font-size-complex="6pt"/>
    </style:style>
    <style:style style:name="T99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100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101" style:parent-style-name="DefaultParagraphFont" style:family="text">
      <style:text-properties fo:color="#A9B7C6" fo:font-size="6pt" style:font-size-asian="6pt" style:font-size-complex="6pt"/>
    </style:style>
    <style:style style:name="T102" style:parent-style-name="DefaultParagraphFont" style:family="text">
      <style:text-properties fo:color="#FFC66D" fo:font-size="6pt" style:font-size-asian="6pt" style:font-size-complex="6pt"/>
    </style:style>
    <style:style style:name="T103" style:parent-style-name="DefaultParagraphFont" style:family="text">
      <style:text-properties fo:color="#77B767" fo:font-size="6pt" style:font-size-asian="6pt" style:font-size-complex="6pt"/>
    </style:style>
    <style:style style:name="T104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105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106" style:parent-style-name="DefaultParagraphFont" style:family="text">
      <style:text-properties fo:color="#FFC66D" fo:font-size="6pt" style:font-size-asian="6pt" style:font-size-complex="6pt"/>
    </style:style>
    <style:style style:name="T107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108" style:parent-style-name="DefaultParagraphFont" style:family="text">
      <style:text-properties fo:color="#77B767" fo:font-size="6pt" style:font-size-asian="6pt" style:font-size-complex="6pt"/>
    </style:style>
    <style:style style:name="T109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110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111" style:parent-style-name="DefaultParagraphFont" style:family="text">
      <style:text-properties fo:color="#FFC66D" fo:font-size="6pt" style:font-size-asian="6pt" style:font-size-complex="6pt"/>
    </style:style>
    <style:style style:name="T112" style:parent-style-name="DefaultParagraphFont" style:family="text">
      <style:text-properties fo:color="#77B767" fo:font-size="6pt" style:font-size-asian="6pt" style:font-size-complex="6pt"/>
    </style:style>
    <style:style style:name="T113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114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115" style:parent-style-name="DefaultParagraphFont" style:family="text">
      <style:text-properties fo:color="#FFC66D" fo:font-size="6pt" style:font-size-asian="6pt" style:font-size-complex="6pt"/>
    </style:style>
    <style:style style:name="T116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117" style:parent-style-name="DefaultParagraphFont" style:family="text">
      <style:text-properties fo:color="#77B767" fo:font-size="6pt" style:font-size-asian="6pt" style:font-size-complex="6pt"/>
    </style:style>
    <style:style style:name="T118" style:parent-style-name="DefaultParagraphFont" style:family="text">
      <style:text-properties fo:color="#77B767" fo:font-size="6pt" style:font-size-asian="6pt" style:font-size-complex="6pt"/>
    </style:style>
    <style:style style:name="T119" style:parent-style-name="DefaultParagraphFont" style:family="text">
      <style:text-properties fo:color="#FFC66D" fo:font-size="6pt" style:font-size-asian="6pt" style:font-size-complex="6pt"/>
    </style:style>
    <style:style style:name="T120" style:parent-style-name="DefaultParagraphFont" style:family="text">
      <style:text-properties fo:color="#77B767" fo:font-size="6pt" style:font-size-asian="6pt" style:font-size-complex="6pt"/>
    </style:style>
    <style:style style:name="T121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122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123" style:parent-style-name="DefaultParagraphFont" style:family="text">
      <style:text-properties fo:color="#FFC66D" fo:font-size="6pt" style:font-size-asian="6pt" style:font-size-complex="6pt"/>
    </style:style>
    <style:style style:name="T124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T125" style:parent-style-name="DefaultParagraphFont" style:family="text">
      <style:text-properties fo:color="#77B767" fo:font-size="6pt" style:font-size-asian="6pt" style:font-size-complex="6pt"/>
    </style:style>
    <style:style style:name="T126" style:parent-style-name="DefaultParagraphFont" style:family="text">
      <style:text-properties fo:font-style="italic" style:font-style-asian="italic" style:font-style-complex="italic" fo:color="#9876AA" fo:font-size="6pt" style:font-size-asian="6pt" style:font-size-complex="6pt"/>
    </style:style>
    <style:style style:name="P127" style:parent-style-name="Normal" style:family="paragraph">
      <style:text-properties fo:font-weight="bold" style:font-weight-asian="bold" fo:language="en" fo:country="US"/>
    </style:style>
    <style:style style:name="T128" style:parent-style-name="DefaultParagraphFont" style:family="text">
      <style:text-properties fo:background-color="#FFFF00" fo:language="en" fo:country="US"/>
    </style:style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Robot Framework</text:p>
      <text:p text:style-name="P2">Variables :<text:s/>Variables are elements that are used to some values that can be referenced by other elements<text:s/></text:p>
      <text:p text:style-name="P3">Robot<text:s/>Framework has 3 Types of Variables :</text:p>
      <text:p text:style-name="Normal"><text:span text:style-name="T4">1.SCALAR<text:s/></text:span><text:span text:style-name="T5">:</text:span></text:p>
      <text:p text:style-name="Normal"><text:span text:style-name="T6">When this syntax is used, the variable name is replaced with its value as-is. </text:span></text:p>
      <text:p text:style-name="P7">Syntax : ${Variable Name}</text:p>
      <text:p text:style-name="P8">Example<text:s/>:</text:p>
      <text:p text:style-name="P9">*** Variables ***</text:p>
      <text:p text:style-name="P10">${Name}<text:tab/>shyam</text:p>
      <text:p text:style-name="P11">${Designation}<text:tab/>softwareEngineer</text:p>
      <text:p text:style-name="P12">*** Test Cases ****</text:p>
      <text:p text:style-name="P13">Testcase1 : Scalar Operations</text:p>
      <text:p text:style-name="P14"><text:tab/>${Result}<text:tab/>Catenate<text:tab/>${Name} <text:s/>Emmadi<text:s/></text:p>
      <text:p text:style-name="P15"><text:tab/>${Result}<text:s/><text:tab/>Catenate<text:tab/>${Designation} Shyam</text:p>
      <text:p text:style-name="P16"><text:tab/>Log<text:s/><text:tab/>${Result}<text:tab/>WARN</text:p>
      <text:p text:style-name="Normal"><text:span text:style-name="T17">2.LIST</text:span><text:span text:style-name="T18"><text:s text:c="2"/></text:span></text:p>
      <text:p text:style-name="P19">Individual list items are passed in as arguments separately</text:p>
      <text:p text:style-name="P20">Syntax:<text:s/>@{List}</text:p>
      <text:p text:style-name="P21"><text:span text:style-name="T22">*** Settings ***</text:span><text:span text:style-name="T23"><text:line-break/></text:span><text:span text:style-name="T24">Documentation <text:s/></text:span><text:span text:style-name="T25">List Operations</text:span><text:span text:style-name="T26"><text:line-break/></text:span><text:span text:style-name="T27">Library <text:s/></text:span><text:span text:style-name="T28">Collections</text:span><text:span text:style-name="T29"><text:line-break/></text:span><text:span text:style-name="T30"><text:line-break/></text:span><text:span text:style-name="T31">*** Variables ***</text:span><text:span text:style-name="T32"><text:line-break/></text:span><text:span text:style-name="T33">@{list_1} <text:s text:c="3"/></text:span><text:span text:style-name="T34">SHYAM EMMADI</text:span><text:span text:style-name="T35"><text:line-break/></text:span><text:span text:style-name="T36">@{list_2} <text:s text:c="2"/></text:span><text:span text:style-name="T37">@{list_1} <text:s text:c="2"/></text:span><text:span text:style-name="T38">pythonist</text:span><text:span text:style-name="T39"><text:line-break/></text:span><text:span text:style-name="T40"><text:line-break/></text:span><text:span text:style-name="T41">*** Test Cases ***</text:span><text:span text:style-name="T42"><text:line-break/></text:span><text:span text:style-name="T43">List Operations</text:span><text:span text:style-name="T44"><text:line-break/><text:s text:c="4"/></text:span><text:span text:style-name="T45">log <text:s/></text:span><text:span text:style-name="T46">${list_1} <text:s text:c="5"/></text:span><text:span text:style-name="T47">WARN</text:span><text:span text:style-name="T48"><text:line-break/><text:s text:c="4"/></text:span><text:span text:style-name="T49">log <text:s/></text:span><text:span text:style-name="T50">@{list_2}</text:span><text:span text:style-name="T51">[1] <text:s text:c="5"/>WARN</text:span><text:span text:style-name="T52"><text:line-break/><text:s text:c="4"/></text:span><text:span text:style-name="T53">${type} = <text:s text:c="3"/></text:span><text:span text:style-name="T54">Evaluate <text:s text:c="3"/></text:span><text:span text:style-name="T55">type($list_1).__name__</text:span><text:span text:style-name="T56"><text:line-break/><text:s text:c="4"/></text:span><text:span text:style-name="T57">Log <text:s text:c="3"/></text:span><text:span text:style-name="T58">TYPE IS :::<text:s/></text:span><text:span text:style-name="T59">${TYPE} <text:s text:c="3"/></text:span><text:span text:style-name="T60">WARN</text:span><text:span text:style-name="T61"><text:line-break/><text:s text:c="4"/></text:span><text:span text:style-name="T62">LOG TO CONSOLE <text:s/></text:span><text:span text:style-name="T63">\n list items::<text:s/></text:span><text:span text:style-name="T64">@{list_1}</text:span><text:span text:style-name="T65"><text:line-break/><text:s text:c="4"/></text:span><text:span text:style-name="T66">log to console <text:s/></text:span><text:span text:style-name="T67">\n list items ::</text:span><text:span text:style-name="T68">@{list_2}</text:span></text:p>
      <text:p text:style-name="P69"/>
      <text:p text:style-name="P70"><text:span text:style-name="T71">*** Settings ***</text:span><text:span text:style-name="T72"><text:line-break/></text:span><text:span text:style-name="T73">Documentation <text:s/></text:span><text:span text:style-name="T74">List Opreations</text:span><text:span text:style-name="T75"><text:line-break/></text:span><text:span text:style-name="T76">Library <text:s/></text:span><text:span text:style-name="T77">Collections</text:span><text:span text:style-name="T78"><text:line-break/></text:span><text:span text:style-name="T79">*** Variables ***</text:span><text:span text:style-name="T80"><text:line-break/></text:span><text:span text:style-name="T81"><text:line-break/>*** Test Cases ***</text:span><text:span text:style-name="T82"><text:line-break/></text:span><text:span text:style-name="T83">List Operations</text:span><text:span text:style-name="T84"><text:line-break/><text:s text:c="4"/></text:span><text:span text:style-name="T85">${L} <text:s text:c="3"/></text:span><text:span text:style-name="T86">create list</text:span><text:span text:style-name="T87"><text:line-break/><text:s text:c="4"/>LOG <text:s/></text:span><text:span text:style-name="T88">created list ::<text:s/></text:span><text:span text:style-name="T89">${L} <text:s text:c="2"/></text:span><text:span text:style-name="T90">WARN</text:span><text:span text:style-name="T91"><text:line-break/><text:s text:c="4"/></text:span><text:span text:style-name="T92">append to list <text:s/></text:span><text:span text:style-name="T93">${L} <text:s text:c="3"/></text:span><text:span text:style-name="T94">2 <text:s text:c="2"/>Three <text:s text:c="2"/>4 <text:s text:c="2"/>6</text:span><text:span text:style-name="T95"><text:line-break/><text:s text:c="4"/></text:span><text:span text:style-name="T96">LOG <text:s/></text:span><text:span text:style-name="T97">appended list ::<text:s/></text:span><text:span text:style-name="T98">${L} <text:s/></text:span><text:span text:style-name="T99">WARN</text:span><text:span text:style-name="T100"><text:line-break/><text:s text:c="4"/></text:span><text:span text:style-name="T101">${R} = <text:s text:c="5"/></text:span><text:span text:style-name="T102">GET FROM LIST <text:s/></text:span><text:span text:style-name="T103">${L} <text:s text:c="4"/></text:span><text:span text:style-name="T104">1</text:span><text:span text:style-name="T105"><text:line-break/><text:s text:c="4"/></text:span><text:span text:style-name="T106">LOG <text:s text:c="4"/></text:span><text:span text:style-name="T107">First Index value ::<text:s/></text:span><text:span text:style-name="T108">${R} <text:s/></text:span><text:span text:style-name="T109">WARN</text:span><text:span text:style-name="T110"><text:line-break/><text:s text:c="4"/></text:span><text:span text:style-name="T111">remove from list <text:s/></text:span><text:span text:style-name="T112">${L} <text:s text:c="5"/></text:span><text:span text:style-name="T113">2</text:span><text:span text:style-name="T114"><text:line-break/><text:s text:c="4"/></text:span><text:span text:style-name="T115">LOG <text:s text:c="4"/></text:span><text:span text:style-name="T116">After removed from lsit ::<text:s/></text:span><text:span text:style-name="T117">@{L}</text:span><text:span text:style-name="T118"><text:line-break/><text:s text:c="4"/></text:span><text:span text:style-name="T119">remove values from list <text:s/></text:span><text:span text:style-name="T120">${L} <text:s text:c="2"/></text:span><text:span text:style-name="T121">Three</text:span><text:span text:style-name="T122"><text:line-break/><text:s text:c="4"/></text:span><text:span text:style-name="T123">LOG <text:s text:c="4"/></text:span><text:span text:style-name="T124">After removed value ::<text:s/></text:span><text:span text:style-name="T125">${L}</text:span><text:span text:style-name="T126"><text:s/>WARN</text:span></text:p>
      <text:p text:style-name="P127"/>
      <text:soft-page-break/>
      <text:p text:style-name="Normal"><text:span text:style-name="T128">3.Dictionary</text:span><text:span text:style-name="T129"><text:s/></text:span></text:p>
      <text:p text:style-name="Normal"><text:span text:style-name="T130">4.Enviroment Variable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yam Emmadi</meta:initial-creator>
    <dc:creator>Shyam Emmadi</dc:creator>
    <meta:creation-date>2019-03-03T09:37:00Z</meta:creation-date>
    <dc:date>2019-03-03T12:09:00Z</dc:date>
    <meta:template xlink:href="Normal" xlink:type="simple"/>
    <meta:editing-cycles>32</meta:editing-cycles>
    <meta:editing-duration>PT9120S</meta:editing-duration>
    <meta:document-statistic meta:page-count="2" meta:paragraph-count="3" meta:word-count="235" meta:character-count="1572" meta:row-count="11" meta:non-whitespace-character-count="1340"/>
  </office:meta>
</office:document-meta>
</file>